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10.504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ápisnica zo stretnutia č.</text:span> </text:p>
      <text:p text:style-name="P2"/>
      <text:p text:style-name="P3">Dátum stretnutia:<text:span text:style-name="T2"><text:tab/></text:span></text:p>
      <text:p text:style-name="P3">Čas stretnutia - od:<text:span text:style-name="T2"><text:tab/><text:tab/><text:tab/></text:span>do:</text:p>
      <text:p text:style-name="P4"><text:span text:style-name="T1">Miesto stretnutia:<text:tab/></text:span>Softvérové štúdio (D07b)</text:p>
      <text:p text:style-name="P5"/>
      <text:p text:style-name="P6"><text:span text:style-name="T1">Vypracoval:</text:span><text:tab/><text:tab/><text:span text:style-name="T1">Vypracované dňa: </text:span>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Luboš Bartoš (LB)</text:p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10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11"/>
      <text:h text:style-name="P12" text:outline-level="1">Téma stretnutia</text:h>
      <text:p text:style-name="P11"/>
      <text:p text:style-name="P11"/>
      <text:h text:style-name="Heading_20_1" text:outline-level="1">Priebeh stretnutia</text:h>
      <text:p text:style-name="P11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4">ID</text:p>
          </table:table-cell>
          <table:table-cell table:style-name="Table3.A1" office:value-type="string">
            <text:p text:style-name="P14">Člen tímu</text:p>
          </table:table-cell>
          <table:table-cell table:style-name="Table3.A1" office:value-type="string">
            <text:p text:style-name="P14">Úloha</text:p>
          </table:table-cell>
          <table:table-cell table:style-name="Table3.A1" office:value-type="string">
            <text:p text:style-name="P14">Začiatok</text:p>
          </table:table-cell>
          <table:table-cell table:style-name="Table3.A1" office:value-type="string">
            <text:p text:style-name="P14">Koniec</text:p>
          </table:table-cell>
          <table:table-cell table:style-name="Table3.F1" office:value-type="string">
            <text:p text:style-name="P14">Stav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Člen tímu</text:p>
          </table:table-cell>
          <table:table-cell table:style-name="Table4.A1" office:value-type="string">
            <text:p text:style-name="P14">Úloha</text:p>
          </table:table-cell>
          <table:table-cell table:style-name="Table4.A1" office:value-type="string">
            <text:p text:style-name="P14">Začiatok</text:p>
          </table:table-cell>
          <table:table-cell table:style-name="Table4.E1" office:value-type="string">
            <text:p text:style-name="P14">Koniec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12cm" svg:y="0.081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ozef Hopko</meta:initial-creator>
    <meta:creation-date>2007-10-08T21:23:35</meta:creation-date>
    <dc:creator>Paasda Pdsaaf</dc:creator>
    <dc:date>2007-10-14T22:52:05</dc:date>
    <dc:language>sk-SK</dc:language>
    <meta:editing-cycles>17</meta:editing-cycles>
    <meta:editing-duration>PT1H11M1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4" meta:word-count="76" meta:character-count="488"/>
  </office:meta>
</office:document-meta>
</file>